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2.604cm" presentation:class="title" presentation:user-transformed="true">
          <draw:text-box>
            <text:p text:style-name="P1"><text:span text:style-name="T1">Tu Nombre Levantaré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Tu nombre levantaré</text:span><text:span text:style-name="T2"><text:line-break/></text:span><text:span text:style-name="T2">Me deleito en adorarte</text:span><text:span text:style-name="T2"><text:line-break/></text:span><text:span text:style-name="T2">Te agradezco que en mi vida estes</text:span><text:span text:style-name="T2"><text:line-break/></text:span><text:span text:style-name="T2">Que vinieras a salvarm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Dejaste el trono para</text:span><text:span text:style-name="T2"><text:line-break/></text:span><text:span text:style-name="T2">Mostrarnos la luz</text:span><text:span text:style-name="T2"><text:line-break/></text:span><text:span text:style-name="T2">De tu trono a la cruz</text:span><text:span text:style-name="T2"><text:line-break/></text:span><text:span text:style-name="T2">Y mi deuda pag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De la cruz a morir</text:span><text:span text:style-name="T2"><text:line-break/></text:span><text:span text:style-name="T2">De la muerte a tu trono</text:span><text:span text:style-name="T2"><text:line-break/></text:span><text:span text:style-name="T2">Tu nombre levantaré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Tu nombre levantaré</text:span><text:span text:style-name="T2"><text:line-break/></text:span><text:span text:style-name="T2">Me deleito en adorarte</text:span><text:span text:style-name="T2"><text:line-break/></text:span><text:span text:style-name="T2">Te agradezco que en mi vida estes</text:span><text:span text:style-name="T2"><text:line-break/></text:span><text:span text:style-name="T2">Que vinieras a salvarm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Dejaste el trono para</text:span><text:span text:style-name="T2"><text:line-break/></text:span><text:span text:style-name="T2">Mostrarnos la luz</text:span><text:span text:style-name="T2"><text:line-break/></text:span><text:span text:style-name="T2">De tu trono a la cruz</text:span><text:span text:style-name="T2"><text:line-break/></text:span><text:span text:style-name="T2">Y mi deuda pag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De la cruz a morir</text:span><text:span text:style-name="T2"><text:line-break/></text:span><text:span text:style-name="T2">De la muerte a tu trono</text:span><text:span text:style-name="T2"><text:line-break/></text:span><text:span text:style-name="T2">Tu nombre levantaré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Tu nombre levantaré</text:span><text:span text:style-name="T2"><text:line-break/></text:span><text:span text:style-name="T2">Tu nombre levantaré</text:span><text:span text:style-name="T2"><text:line-break/></text:span><text:span text:style-name="T2">Tu nombre levantaré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9T16:33:02.458000000</meta:creation-date>
    <dc:date>2023-01-19T18:40:55.821000000</dc:date>
    <meta:editing-duration>PT2H7M53S</meta:editing-duration>
    <meta:editing-cycles>1</meta:editing-cycles>
    <meta:document-statistic meta:object-count="45"/>
    <meta:generator>LibreOffice/7.4.4.2$Windows_X86_64 LibreOffice_project/85569322deea74ec9134968a29af2df5663baa21</meta:generator>
  </office:meta>
</office:document-meta>
</file>